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Standard" style:master-page-name="">
      <style:paragraph-properties fo:margin-left="0cm" fo:margin-right="-0.847cm" fo:text-align="start" style:justify-single-word="false" fo:text-indent="0cm" style:auto-text-indent="false" style:page-number="auto"/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ERCIZI PER IL COMPITO</text:p>
      <text:p text:style-name="P2">ES. LISTE (liste(importante))</text:p>
      <text:p text:style-name="P3">#include &lt;iostream&gt;</text:p>
      <text:p text:style-name="P3"/>
      <text:p text:style-name="P3">using namespace std;</text:p>
      <text:p text:style-name="P3"/>
      <text:p text:style-name="P3">struct studente</text:p>
      <text:p text:style-name="P3">{</text:p>
      <text:p text:style-name="P3"><text:s text:c="4"/>//ho 2 campi</text:p>
      <text:p text:style-name="P3"><text:tab/>char nome[12];</text:p>
      <text:p text:style-name="P3"><text:tab/>int voto;//ne posso avere infinità di elementi</text:p>
      <text:p text:style-name="P3"><text:tab/>studente* succ;</text:p>
      <text:p text:style-name="P3"><text:tab/>//campo strumentale chiamato successivo</text:p>
      <text:p text:style-name="P3"><text:tab/>// ed è un puntatore di tipo studente</text:p>
      <text:p text:style-name="P3">};</text:p>
      <text:p text:style-name="P3">//struttura caratteri con 3 variabili</text:p>
      <text:p text:style-name="P3"/>
      <text:p text:style-name="P3">typedef studente* lista;</text:p>
      <text:p text:style-name="P3">//ho dato il nome ad il puntatore studente l</text:p>
      <text:p text:style-name="P3"/>
      <text:p text:style-name="P3">void inserisci_in_testa(lista&amp; inizio, studente elem) {</text:p>
      <text:p text:style-name="P3"><text:tab/>lista p = new studente;</text:p>
      <text:p text:style-name="P3"><text:tab/>*p = elem;</text:p>
      <text:p text:style-name="P3"><text:tab/>p-&gt;succ = inizio;</text:p>
      <text:p text:style-name="P3"><text:tab/>inizio = p;</text:p>
      <text:p text:style-name="P3">}</text:p>
      <text:p text:style-name="P3">//restituisce valore booleano</text:p>
      <text:p text:style-name="P3"/>
      <text:p text:style-name="P3">//typedef studente* lista;</text:p>
      <text:p text:style-name="P3">bool estrai_dalla_testa(lista&amp; inizio, studente&amp; elem) {</text:p>
      <text:p text:style-name="P3"><text:tab/>lista p = inizio;</text:p>
      <text:p text:style-name="P3"><text:tab/>if (p == 0) return false;//lista vuota</text:p>
      <text:p text:style-name="P3"><text:tab/>elem = *p;</text:p>
      <text:p text:style-name="P3"><text:tab/>inizio = p-&gt;succ;</text:p>
      <text:p text:style-name="P3"><text:tab/>delete p;//rende disponibile lo spazio dell elemento estratto in testa</text:p>
      <text:p text:style-name="P3"><text:tab/>return true;</text:p>
      <text:p text:style-name="P3">}</text:p>
      <text:p text:style-name="P3">//typedef studente* lista;</text:p>
      <text:p text:style-name="P3">void inserisci_in_coda(lista&amp; inizio, studente elem) {</text:p>
      <text:p text:style-name="P3"><text:tab/>lista p, q;//puntatori</text:p>
      <text:p text:style-name="P3"><text:tab/>for (q = inizio; q != 0; q = q-&gt;succ) p = q;</text:p>
      <text:p text:style-name="P3"><text:tab/>q = new studente;</text:p>
      <text:p text:style-name="P3"><text:tab/>*q = elem;</text:p>
      <text:p text:style-name="P3"><text:tab/>//q-&gt;info=a.info;</text:p>
      <text:p text:style-name="P3"><text:tab/>q-&gt;succ = 0;</text:p>
      <text:p text:style-name="P3"><text:tab/>if (inizio == 0) inizio = q;</text:p>
      <text:p text:style-name="P3"><text:tab/><text:tab/>else p-&gt;succ = q;</text:p>
      <text:p text:style-name="P3">}</text:p>
      <text:p text:style-name="P3">//typedef studente* lista;</text:p>
      <text:p text:style-name="P3">bool estrai_dalla_coda(lista&amp; inizio, studente&amp; elem)</text:p>
      <text:p text:style-name="P3">{</text:p>
      <text:p text:style-name="P3"><text:s/>lista p = 0, q;</text:p>
      <text:p text:style-name="P3"><text:s/>if (inizio == 0) return false;</text:p>
      <text:p text:style-name="P3"><text:s/>for (q = inizio; q-&gt;succ != 0; q = q-&gt;succ) p = q;</text:p>
      <text:p text:style-name="P3"><text:s/>// a.info= q-&gt;info;</text:p>
      <text:p text:style-name="P3"><text:s/>elem = *q;</text:p>
      <text:p text:style-name="P3"><text:s/>if (q == inizio) inizio = 0; // se si estrae il primo elemento</text:p>
      <text:p text:style-name="P3"><text:s text:c="5"/>else p-&gt;succ = 0;</text:p>
      <text:p text:style-name="P3"><text:s/>delete q;</text:p>
      <text:p text:style-name="P3"><text:s/>return true;</text:p>
      <text:p text:style-name="P3">}</text:p>
      <text:p text:style-name="P3">//typedef studente* lista;</text:p>
      <text:p text:style-name="P3"><text:soft-page-break/>void inserisci_ordinatamente(lista&amp; inizio, studente e)</text:p>
      <text:p text:style-name="P3">{</text:p>
      <text:p text:style-name="P3"><text:s/>lista p, q, r;//inizializzo 3 puntaori</text:p>
      <text:p text:style-name="P3"><text:s/>for (q = inizio; <text:s/>(q != 0) &amp;&amp; (q-&gt;voto &lt; e.voto) <text:s/>; <text:s/>q = q-&gt;succ) p = q;</text:p>
      <text:p text:style-name="P3"><text:s/>r = new studente;</text:p>
      <text:p text:style-name="P3"><text:s/>//r-&gt;voto =e.voto;</text:p>
      <text:p text:style-name="P3"><text:s/>*r = e;</text:p>
      <text:p text:style-name="P3"><text:s/>r-&gt;succ = q;</text:p>
      <text:p text:style-name="P3"><text:s/>if (q == inizio) inizio = r; <text:s/>// se si deve inserire in testa</text:p>
      <text:p text:style-name="P3"><text:s text:c="5"/>else p-&gt;succ = r;</text:p>
      <text:p text:style-name="P3">}</text:p>
      <text:p text:style-name="P3">//typedef studente* lista;</text:p>
      <text:p text:style-name="P3">bool uguali(char stringa1[], char stringa2[])</text:p>
      <text:p text:style-name="P3">{</text:p>
      <text:p text:style-name="P3"><text:s/>int i = 0;</text:p>
      <text:p text:style-name="P3"><text:s/>while (stringa1[i] != ' \0 ')</text:p>
      <text:p text:style-name="P3"><text:tab/> if (stringa1[i] == stringa2[i]) i++;</text:p>
      <text:p text:style-name="P3"><text:tab/> <text:s text:c="4"/>else return false;</text:p>
      <text:p text:style-name="P3">return true;</text:p>
      <text:p text:style-name="P3">}</text:p>
      <text:p text:style-name="P3">//typedef studente* lista;</text:p>
      <text:p text:style-name="P3">bool estrai_elem_dato(lista&amp; inizio, studente&amp; e)</text:p>
      <text:p text:style-name="P3">{</text:p>
      <text:p text:style-name="P3"><text:s/>lista p = 0, q;</text:p>
      <text:p text:style-name="P3"><text:s/>for (q = inizio; q != 0 &amp;&amp; !uguali(q-&gt;nome, e.nome); q = q-&gt;succ) p = q;</text:p>
      <text:p text:style-name="P3"><text:s/>if (q == 0) return false;</text:p>
      <text:p text:style-name="P3"><text:s/>// l'elemento non è stato trovato</text:p>
      <text:p text:style-name="P3"><text:s/>if (q == inizio) inizio = q-&gt;succ;</text:p>
      <text:p text:style-name="P3"><text:s/>// l'elemento cercato era il primo</text:p>
      <text:p text:style-name="P3"><text:s/>else p-&gt;succ = q-&gt;succ;</text:p>
      <text:p text:style-name="P3"><text:s/>e = *q;</text:p>
      <text:p text:style-name="P3"><text:s/>delete q;</text:p>
      <text:p text:style-name="P3"><text:s/>return true;</text:p>
      <text:p text:style-name="P3">}</text:p>
      <text:p text:style-name="P3">//typedef studente* lista;</text:p>
      <text:p text:style-name="P3">void stampaLista(lista p) {</text:p>
      <text:p text:style-name="P3"><text:tab/>while (p != 0) {</text:p>
      <text:p text:style-name="P3"><text:tab/><text:tab/>cout &lt;&lt; &amp;(p-&gt;nome) &lt;&lt; ' ' &lt;&lt; p-&gt;nome &lt;&lt; ' ' &lt;&lt; p-&gt;voto &lt;&lt; ' ' &lt;&lt; p-&gt;succ &lt;&lt; '\n';</text:p>
      <text:p text:style-name="P3"><text:tab/><text:tab/>p = p-&gt;succ;</text:p>
      <text:p text:style-name="P3"><text:tab/><text:tab/>}</text:p>
      <text:p text:style-name="P3">}</text:p>
      <text:p text:style-name="P3">//typedef studente* lista;</text:p>
      <text:p text:style-name="P3">int main() {</text:p>
      <text:p text:style-name="P3"><text:tab/>char r;</text:p>
      <text:p text:style-name="P3"><text:tab/>lista scritto = 0;//inizializzo puntatore</text:p>
      <text:p text:style-name="P3"><text:tab/>studente el; //inizializzo puntaore struttura</text:p>
      <text:p text:style-name="P3"><text:tab/>do {</text:p>
      <text:p text:style-name="P3"><text:tab/><text:tab/>cout &lt;&lt; endl &lt;&lt; "Grazie! Ecco quello che puoi fare: \n";</text:p>
      <text:p text:style-name="P3"><text:tab/><text:tab/>cout &lt;&lt; "i: inserisci in testa \n";</text:p>
      <text:p text:style-name="P3"><text:tab/><text:tab/>cout &lt;&lt; "c: inserisci in coda \n";</text:p>
      <text:p text:style-name="P3"><text:tab/><text:tab/>cout &lt;&lt; "o: inserisci ordinatamente \n";</text:p>
      <text:p text:style-name="P3"><text:tab/><text:tab/>cout &lt;&lt; "t: estrai dalla testa \n";</text:p>
      <text:p text:style-name="P3"><text:tab/><text:tab/>cout &lt;&lt; "e: estrai dalla coda \n";</text:p>
      <text:p text:style-name="P3"><text:tab/><text:tab/>cout &lt;&lt; "f: estrai un particolare elemento \n";</text:p>
      <text:p text:style-name="P3"><text:tab/><text:tab/>cout &lt;&lt; "s: stampa la lista \n";</text:p>
      <text:p text:style-name="P3"><text:tab/><text:tab/>cout &lt;&lt; "Qualunque altro carattere termina il programma. \n\n";</text:p>
      <text:p text:style-name="P3"><text:tab/><text:tab/>cin &gt;&gt; r;</text:p>
      <text:p text:style-name="P3"><text:tab/><text:tab/>switch (r) {</text:p>
      <text:p text:style-name="P4"><text:tab/><text:tab/><text:tab/>case 'i': {cin &gt;&gt; el.nome &gt;&gt; el.voto;</text:p>
      <text:p text:style-name="P3"><text:tab/><text:tab/><text:tab/><text:tab/>inserisci_in_testa(scritto, el); }; break;</text:p>
      <text:p text:style-name="P3"><text:tab/><text:tab/><text:tab/>case 'c': { cin &gt;&gt; el.nome &gt;&gt; el.voto;</text:p>
      <text:p text:style-name="P3"><text:tab/><text:tab/><text:tab/><text:tab/>inserisci_in_coda(scritto, el); }; break;</text:p>
      <text:p text:style-name="P3"><text:tab/><text:tab/><text:tab/>case 'o': { cin &gt;&gt; el.nome &gt;&gt; el.voto;</text:p>
      <text:p text:style-name="P3"><text:soft-page-break/><text:tab/><text:tab/><text:tab/><text:tab/>inserisci_ordinatamente(scritto, el); }; break;</text:p>
      <text:p text:style-name="P3"><text:tab/><text:tab/><text:tab/>case 't': { estrai_dalla_testa(scritto, el);</text:p>
      <text:p text:style-name="P3"><text:tab/><text:tab/><text:tab/><text:tab/>cout &lt;&lt; "Ho tolto " &lt;&lt; el.nome</text:p>
      <text:p text:style-name="P3"><text:s text:c="21"/>&lt;&lt; " che ha preso " &lt;&lt; el.voto &lt;&lt; endl;}; break;</text:p>
      <text:p text:style-name="P3"><text:s text:c="12"/>case 'e': { estrai_dalla_coda(scritto, el); cout &lt;&lt; "Ho tolto " </text:p>
      <text:p text:style-name="P3"><text:s text:c="28"/>&lt;&lt; el.nome&lt;&lt; " che ha preso " &lt;&lt; el.voto &lt;&lt; endl;}; break;</text:p>
      <text:p text:style-name="P3"><text:s text:c="12"/>case 'f': { cin &gt;&gt; el.nome;</text:p>
      <text:p text:style-name="P3"><text:tab/><text:tab/>if(estrai_elem_dato(scritto, el)) cout &lt;&lt; "Ho tolto " &lt;&lt; el.nome&lt;&lt; " che ha preso " </text:p>
      <text:p text:style-name="P3"><text:s text:c="87"/>&lt;&lt; el.voto &lt;&lt; endl;</text:p>
      <text:p text:style-name="P3"><text:s text:c="27"/>else cout &lt;&lt; "quello studente non e in lista!!" &lt;&lt; endl;} break;</text:p>
      <text:p text:style-name="P3"><text:s text:c="12"/>case 's': stampaLista(scritto); break;</text:p>
      <text:p text:style-name="P3"><text:s text:c="4"/>}</text:p>
      <text:p text:style-name="P3"><text:s text:c="2"/>}</text:p>
      <text:p text:style-name="P3"><text:s/>while (r == 'i' || r == 'c' || r== 'o' || r == 't' || r == 'e' || r== 'f' || r== 's');</text:p>
      <text:p text:style-name="P3">}</text:p>
      <text:p text:style-name="P2"/>
      <text:p text:style-name="P2"/>
      <text:p text:style-name="P2">ES.VETTORI (stringadinamica(funz. Strlen,strcpy,delete..))</text:p>
      <text:p text:style-name="P3"/>
      <text:p text:style-name="P3">#include &lt;iostream&gt;</text:p>
      <text:p text:style-name="P3">#include &lt;cstring&gt;<text:tab/><text:tab/>//contiene le funzioni strlen e strcpy</text:p>
      <text:p text:style-name="P3">using namespace std;</text:p>
      <text:p text:style-name="P3">int main()</text:p>
      <text:p text:style-name="P3">{</text:p>
      <text:p text:style-name="P3"><text:s text:c="3"/>char str[1000];</text:p>
      <text:p text:style-name="P3"><text:s text:c="3"/>cout &lt;&lt;"SCRIVI QUALCOSA..."&lt;&lt;endl;</text:p>
      <text:p text:style-name="P3"><text:s text:c="3"/>cin &gt;&gt; str;</text:p>
      <text:p text:style-name="P3"><text:s text:c="3"/>int lung = strlen(str); // ottiene la lunghezza di str</text:p>
      <text:p text:style-name="P3"><text:s text:c="3"/>char* p = new char[lung+1]; <text:tab/>// alloca dinamicamente spazio per str</text:p>
      <text:p text:style-name="P3"><text:s text:c="3"/>strcpy(p, str); <text:s text:c="12"/>// copia str a p</text:p>
      <text:p text:style-name="P3"><text:s text:c="3"/>cout &lt;&lt; "p = " &lt;&lt; p &lt;&lt; endl; // p sta ora in str</text:p>
      <text:p text:style-name="P3"><text:s text:c="3"/>cout &lt;&lt;"Lunghezza stringa: " &lt;&lt;(int)strlen(str)&lt;&lt;endl;</text:p>
      <text:p text:style-name="P3"><text:s text:c="3"/>delete [] p;</text:p>
      <text:p text:style-name="P3"><text:s text:c="3"/>cout &lt;&lt; "p cancellato" &lt;&lt; endl;</text:p>
      <text:p text:style-name="P3"><text:s text:c="3"/>cout &lt;&lt; "p = " &lt;&lt; p &lt;&lt; endl;</text:p>
      <text:p text:style-name="P3"><text:s text:c="3"/>return 0;</text:p>
      <text:p text:style-name="P3">}</text:p>
      <text:p text:style-name="P3"/>
      <text:p text:style-name="P2">ES. VETTORE (dastrucut3(alloca con struct e altro))</text:p>
      <text:p text:style-name="P3">#include &lt;iostream&gt;</text:p>
      <text:p text:style-name="P3">#include &lt;fstream&gt;</text:p>
      <text:p text:style-name="P3">using namespace std;</text:p>
      <text:p text:style-name="P3"/>
      <text:p text:style-name="P3"/>
      <text:p text:style-name="P3">/*IL PROGRAMMA PERMETTE DI LEGGERE UN FILE TESTO (TABELLA</text:p>
      <text:p text:style-name="P3">VOTI DEI STUDENTI), DI DICHIARALI DENTRO UNA VARIABILE</text:p>
      <text:p text:style-name="P3">STRUCT, UNA VOLTA LETTO STAMPERA LA TABELLA.PRESI I DATI</text:p>
      <text:p text:style-name="P3">FARA LA MEDIA DI OGNI MATERIA.POI ANDRA' A PRENDERE</text:p>
      <text:p text:style-name="P3">I VOTI DI UNO SPECIFICATO STUDENTE "CONTRONTERA" LA STRINGA CON I</text:p>
      <text:p text:style-name="P3">PUNTATORI E STAMPERA QUINDI I VOTI DELLO STUDENTE*/</text:p>
      <text:p text:style-name="P3"/>
      <text:p text:style-name="P3">#define MAX 60</text:p>
      <text:p text:style-name="P3">fstream miofile;</text:p>
      <text:p text:style-name="P3"/>
      <text:p text:style-name="P3">struct libretto {</text:p>
      <text:p text:style-name="P3"><text:tab/>char cognome[20];</text:p>
      <text:p text:style-name="P3"><text:tab/>unsigned analisi1;</text:p>
      <text:p text:style-name="P3"><text:s text:c="4"/>unsigned fisica1;</text:p>
      <text:p text:style-name="P3"><text:s text:c="4"/>unsigned fondamenti;</text:p>
      <text:p text:style-name="P3">};</text:p>
      <text:p text:style-name="P3"/>
      <text:p text:style-name="P3"><text:soft-page-break/>void stampa_tabella(libretto esami[],int quanti)</text:p>
      <text:p text:style-name="P3">{</text:p>
      <text:p text:style-name="P3"><text:s text:c="4"/>for (int i=0;i&lt;quanti;i++)</text:p>
      <text:p text:style-name="P3"><text:s text:c="4"/>{</text:p>
      <text:p text:style-name="P3"><text:s text:c="8"/>if (i==0) cout&lt;&lt;"TABELLA:"&lt;&lt;endl;</text:p>
      <text:p text:style-name="P3"><text:s text:c="8"/>cout &lt;&lt; esami[i].cognome <text:s text:c="3"/>&lt;&lt; " "</text:p>
      <text:p text:style-name="P3"><text:s text:c="14"/>&lt;&lt; esami[i].analisi1 <text:s text:c="2"/>&lt;&lt; " "</text:p>
      <text:p text:style-name="P3"><text:s text:c="15"/>&lt;&lt; esami[i].fisica1 <text:s text:c="3"/>&lt;&lt; " "</text:p>
      <text:p text:style-name="P3"><text:s text:c="16"/>&lt;&lt; esami[i].fondamenti &lt;&lt; endl;</text:p>
      <text:p text:style-name="P3"><text:s text:c="4"/>}</text:p>
      <text:p text:style-name="P3">}</text:p>
      <text:p text:style-name="P3"/>
      <text:p text:style-name="P3">//non ci possono confrontare i vettori, confronteremo cifra per cifra del puntantore</text:p>
      <text:p text:style-name="P3">bool confronto_striga(char *string1,char *string2)</text:p>
      <text:p text:style-name="P3">{</text:p>
      <text:p text:style-name="P3"><text:s/>while (*string1==*string2)</text:p>
      <text:p text:style-name="P3"><text:s/>{</text:p>
      <text:p text:style-name="P3"><text:s text:c="5"/>if (*string1=='\0')return true;</text:p>
      <text:p text:style-name="P3"><text:s text:c="5"/>string1++;string2++;</text:p>
      <text:p text:style-name="P3"><text:s/>};</text:p>
      <text:p text:style-name="P3"><text:s/>return false;</text:p>
      <text:p text:style-name="P3">}</text:p>
      <text:p text:style-name="P3"/>
      <text:p text:style-name="P3">int main()</text:p>
      <text:p text:style-name="P3">{</text:p>
      <text:p text:style-name="P3"><text:s text:c="4"/>int quanti;</text:p>
      <text:p text:style-name="P3"><text:s text:c="4"/>int sommavoti;</text:p>
      <text:p text:style-name="P3"><text:s text:c="4"/>float media;</text:p>
      <text:p text:style-name="P3"><text:s text:c="4"/>char cognome[20];</text:p>
      <text:p text:style-name="P3"><text:tab/>miofile.open("testoesercizio.txt",ios::in);</text:p>
      <text:p text:style-name="P3"><text:tab/>//miofile &gt;&gt; quanti;</text:p>
      <text:p text:style-name="P3"><text:s text:c="14"/>cin&gt;&gt;quanti;</text:p>
      <text:p text:style-name="P3"><text:s text:c="14"/>cout &lt;&lt; "QUANTI= " &lt;&lt; quanti&lt;&lt;endl;</text:p>
      <text:p text:style-name="P3"><text:tab/>if (quanti &gt; MAX){cout &lt;&lt;"SONO TROPPI!!"&lt;&lt;endl;return 0;}</text:p>
      <text:p text:style-name="P3"><text:s text:c="14"/>libretto esami[quanti]; <text:s/>// definisco un vettore di records</text:p>
      <text:p text:style-name="P3"/>
      <text:p text:style-name="P3"><text:tab/>for (int i=0; i &lt; quanti; i++)</text:p>
      <text:p text:style-name="P3"><text:tab/>miofile &gt;&gt; esami[i].cognome &gt;&gt; esami[i].analisi1 <text:s/>&gt;&gt; esami[i].fisica1 <text:s/>&gt;&gt; esami[i].fondamenti;</text:p>
      <text:p text:style-name="P3"/>
      <text:p text:style-name="P3"><text:tab/>sommavoti = 0;</text:p>
      <text:p text:style-name="P3"><text:tab/>for (int i=0; i &lt; quanti; i++) sommavoti += esami[i].analisi1;</text:p>
      <text:p text:style-name="P3"><text:tab/>media = (float) sommavoti / quanti;</text:p>
      <text:p text:style-name="P3"><text:tab/>cout &lt;&lt; "La media dei voti riportati in analisi e': " &lt;&lt; media &lt;&lt; endl;</text:p>
      <text:p text:style-name="P3"/>
      <text:p text:style-name="P3"><text:tab/>sommavoti = 0;</text:p>
      <text:p text:style-name="P3"><text:tab/>for (int i=0; i &lt; quanti; i++) sommavoti += esami[i].fisica1;</text:p>
      <text:p text:style-name="P3"><text:tab/>media = (float) sommavoti / quanti;</text:p>
      <text:p text:style-name="P3"><text:tab/>cout &lt;&lt; "La media dei voti riportati in fisica e': " &lt;&lt; media &lt;&lt; endl;</text:p>
      <text:p text:style-name="P3"/>
      <text:p text:style-name="P3"><text:tab/>sommavoti = 0;</text:p>
      <text:p text:style-name="P3"><text:tab/>for (int i=0; i &lt; quanti; i++) sommavoti += esami[i].fondamenti;</text:p>
      <text:p text:style-name="P3"><text:tab/>media = (float) sommavoti / quanti;</text:p>
      <text:p text:style-name="P3"><text:tab/>cout &lt;&lt; "La media dei voti riportati in fondamenti e': " &lt;&lt; media &lt;&lt; endl;</text:p>
      <text:p text:style-name="P3"><text:tab/>stampa_tabella(esami,quanti);</text:p>
      <text:p text:style-name="P3"><text:tab/>while(true){</text:p>
      <text:p text:style-name="P3"><text:tab/>cout &lt;&lt; "Di chi vuoi sapere i voti?" &lt;&lt; endl;</text:p>
      <text:p text:style-name="P3"><text:tab/>cin &gt;&gt; cognome;</text:p>
      <text:p text:style-name="P3"><text:tab/>/*I VETTORI NON SI POSSONO CONFRONTARE DIO CANEEEE*/</text:p>
      <text:p text:style-name="P3"><text:tab/>int i=0;</text:p>
      <text:p text:style-name="P3"><text:tab/>while(!(confronto_striga(esami[i].cognome,cognome)))</text:p>
      <text:p text:style-name="P3"><text:s text:c="13"/>{i++;}</text:p>
      <text:p text:style-name="P3"><text:tab/>cout &lt;&lt; cognome &lt;&lt; " ha preso: " &lt;&lt;endl;</text:p>
      <text:p text:style-name="P3"><text:tab/>cout &lt;&lt; esami[i].analisi1 &lt;&lt; " in analisi " &lt;&lt; endl;</text:p>
      <text:p text:style-name="P3"><text:soft-page-break/><text:tab/>cout &lt;&lt; esami[i].fisica1 &lt;&lt; " in fisica " &lt;&lt; endl;</text:p>
      <text:p text:style-name="P3"><text:tab/>cout &lt;&lt; esami[i].fondamenti &lt;&lt; " in <text:s/>fondamenti di informatica " &lt;&lt; endl;</text:p>
      <text:p text:style-name="P3"><text:tab/>}</text:p>
      <text:p text:style-name="P3"><text:s text:c="14"/>miofile.close();</text:p>
      <text:p text:style-name="P3"><text:tab/>return 0;</text:p>
      <text:p text:style-name="P3">}</text:p>
      <text:p text:style-name="P3"/>
      <text:p text:style-name="P3"/>
      <text:p text:style-name="P3"/>
      <text:p text:style-name="P3"/>
      <text:p text:style-name="P2">ES. ORDINAMENTO VETTORE (ordinamentovettori)</text:p>
      <text:p text:style-name="P2"/>
      <text:p text:style-name="P3">#include &lt;iostream&gt;</text:p>
      <text:p text:style-name="P3">#include &lt;fstream&gt;</text:p>
      <text:p text:style-name="P3">#include &lt;stdlib.h&gt; <text:s text:c="4"/>/* srand, rand */</text:p>
      <text:p text:style-name="P3">#include &lt;time.h&gt; <text:s text:c="6"/>/* time */</text:p>
      <text:p text:style-name="P3">using namespace std;</text:p>
      <text:p text:style-name="P3"/>
      <text:p text:style-name="P3"># define NUMERO 100</text:p>
      <text:p text:style-name="P3"/>
      <text:p text:style-name="P3">fstream miofile;</text:p>
      <text:p text:style-name="P3"/>
      <text:p text:style-name="P3"/>
      <text:p text:style-name="P3">void inserimentodiretto(unsigned v[], unsigned n) {</text:p>
      <text:p text:style-name="P3"><text:tab/>unsigned appoggio;</text:p>
      <text:p text:style-name="P3"><text:tab/>for(unsigned i=1; i&lt;n; i++) {</text:p>
      <text:p text:style-name="P3"><text:tab/><text:tab/>appoggio = v[i]; // cout &lt;&lt; "esamino " &lt;&lt; v[i] &lt;&lt; endl;</text:p>
      <text:p text:style-name="P3"><text:tab/><text:tab/>int j = i-1;</text:p>
      <text:p text:style-name="P3"><text:tab/><text:tab/>while((j &gt;= 0) &amp;&amp; (v[j] &gt; appoggio)) {</text:p>
      <text:p text:style-name="P3"><text:tab/><text:tab/><text:tab/>v[j + 1] = v[j]; // cout &lt;&lt; "sposto " &lt;&lt; v[j] &lt;&lt; endl;</text:p>
      <text:p text:style-name="P3"><text:s text:c="2"/><text:tab/><text:tab/><text:tab/>j--;</text:p>
      <text:p text:style-name="P3"><text:s text:c="2"/><text:tab/><text:tab/>}</text:p>
      <text:p text:style-name="P3"><text:tab/><text:tab/>v[j+1] = appoggio;</text:p>
      <text:p text:style-name="P3"><text:tab/>}</text:p>
      <text:p text:style-name="P3">}</text:p>
      <text:p text:style-name="P3"/>
      <text:p text:style-name="P3">void selezionediretta(unsigned v[], unsigned n)</text:p>
      <text:p text:style-name="P3">{</text:p>
      <text:p text:style-name="P3"><text:tab/>unsigned appoggio;</text:p>
      <text:p text:style-name="P3"><text:tab/>unsigned posminimo;</text:p>
      <text:p text:style-name="P3"><text:tab/>for(unsigned i=0; i&lt;n-1; i++) {</text:p>
      <text:p text:style-name="P3"><text:tab/><text:tab/>posminimo = i;</text:p>
      <text:p text:style-name="P3"><text:tab/><text:tab/>unsigned j = i+1;</text:p>
      <text:p text:style-name="P3"><text:tab/><text:tab/>while(j &lt; n) {</text:p>
      <text:p text:style-name="P3"><text:tab/><text:tab/><text:tab/>if (v[j] &lt; v[posminimo]) posminimo = j;</text:p>
      <text:p text:style-name="P3"><text:tab/><text:tab/><text:tab/>j++;</text:p>
      <text:p text:style-name="P3"><text:tab/><text:tab/>}</text:p>
      <text:p text:style-name="P3"><text:tab/><text:tab/>appoggio = v[i];</text:p>
      <text:p text:style-name="P3"><text:tab/><text:tab/>v[i] = v[posminimo];</text:p>
      <text:p text:style-name="P3"><text:tab/><text:tab/>v[posminimo] = appoggio;</text:p>
      <text:p text:style-name="P3"><text:tab/>}</text:p>
      <text:p text:style-name="P3">}</text:p>
      <text:p text:style-name="P3"/>
      <text:p text:style-name="P3">void bubblesort(unsigned v[], unsigned n)</text:p>
      <text:p text:style-name="P3">{</text:p>
      <text:p text:style-name="P3"><text:tab/>unsigned appoggio;</text:p>
      <text:p text:style-name="P3"><text:tab/>bool scambio = true;</text:p>
      <text:p text:style-name="P3"><text:tab/>while (scambio) {</text:p>
      <text:p text:style-name="P3"><text:tab/><text:tab/>scambio = false;</text:p>
      <text:p text:style-name="P3"><text:tab/><text:tab/>for(unsigned i=0; i&lt;n-1; i++) {</text:p>
      <text:p text:style-name="P3"><text:tab/><text:tab/><text:tab/>if (v[i] &gt; v[i+1]) {</text:p>
      <text:p text:style-name="P3"><text:tab/><text:tab/><text:tab/><text:tab/>appoggio = v[i];</text:p>
      <text:p text:style-name="P3"><text:soft-page-break/><text:tab/><text:tab/><text:tab/><text:tab/>v[i] = v[i+1];</text:p>
      <text:p text:style-name="P3"><text:tab/><text:tab/><text:tab/><text:tab/>v[i+1] = appoggio;</text:p>
      <text:p text:style-name="P3"><text:tab/><text:tab/><text:tab/><text:tab/>scambio = true;</text:p>
      <text:p text:style-name="P3"><text:tab/><text:tab/><text:tab/>}</text:p>
      <text:p text:style-name="P3"><text:tab/><text:tab/>}</text:p>
      <text:p text:style-name="P3"><text:tab/>}</text:p>
      <text:p text:style-name="P3">}</text:p>
      <text:p text:style-name="P3"/>
      <text:p text:style-name="P3"/>
      <text:p text:style-name="P3">void QuickSort0(unsigned v[], int s, int d)</text:p>
      <text:p text:style-name="P3">{</text:p>
      <text:p text:style-name="P3"><text:tab/>int i = s, j = d;</text:p>
      <text:p text:style-name="P3"><text:tab/>unsigned tmp;</text:p>
      <text:p text:style-name="P3"><text:tab/>unsigned pivot = v[(s + d) / 2];</text:p>
      <text:p text:style-name="P3"><text:tab/>while (i &lt;= j) {<text:tab/><text:tab/><text:tab/><text:tab/>// PARTIZIONE</text:p>
      <text:p text:style-name="P3"><text:tab/><text:tab/>while (v[i] &lt; pivot) i++;</text:p>
      <text:p text:style-name="P3"><text:tab/><text:tab/>while (v[j] &gt; pivot) j--;</text:p>
      <text:p text:style-name="P3"><text:tab/><text:tab/>if (i &lt;= j) {</text:p>
      <text:p text:style-name="P3"><text:tab/><text:tab/><text:tab/>tmp = v[i];</text:p>
      <text:p text:style-name="P3"><text:tab/><text:tab/><text:tab/>v[i] = v[j];</text:p>
      <text:p text:style-name="P3"><text:tab/><text:tab/><text:tab/>v[j] = tmp;</text:p>
      <text:p text:style-name="P3"><text:tab/><text:tab/><text:tab/>i++;</text:p>
      <text:p text:style-name="P3"><text:tab/><text:tab/><text:tab/>j--;</text:p>
      <text:p text:style-name="P3"><text:tab/><text:tab/>}</text:p>
      <text:p text:style-name="P3"><text:tab/>};</text:p>
      <text:p text:style-name="P3"><text:tab/>if (s &lt; j)<text:tab/><text:tab/><text:tab/>// RICORSIONE</text:p>
      <text:p text:style-name="P3"><text:tab/>QuickSort0(v, s, j);</text:p>
      <text:p text:style-name="P3"><text:tab/>if (i &lt; d)</text:p>
      <text:p text:style-name="P3"><text:tab/>QuickSort0(v, i, d);</text:p>
      <text:p text:style-name="P3">}</text:p>
      <text:p text:style-name="P3"/>
      <text:p text:style-name="P3">void QuickSort(unsigned v[], int n) {</text:p>
      <text:p text:style-name="P3"><text:s text:c="3"/>QuickSort0(v, 0, n-1);</text:p>
      <text:p text:style-name="P3">}</text:p>
      <text:p text:style-name="P3"/>
      <text:p text:style-name="P3">//startime = partenza</text:p>
      <text:p text:style-name="P3">int main()</text:p>
      <text:p text:style-name="P3">{</text:p>
      <text:p text:style-name="P3"><text:tab/>miofile.open("casuali",ios::out);</text:p>
      <text:p text:style-name="P3"><text:tab/>unsigned vett[NUMERO];</text:p>
      <text:p text:style-name="P3"><text:tab/>clock_t partenza;</text:p>
      <text:p text:style-name="P3"><text:tab/>srand (time(NULL));</text:p>
      <text:p text:style-name="P3"><text:tab/>//mi dara' dei numeri in base al nano secondi dal momento</text:p>
      <text:p text:style-name="P3"><text:tab/>//in cui si accende il pc, ogni volta che lanceremo il programma</text:p>
      <text:p text:style-name="P3"><text:tab/>//non va a prendere senpre lo stesso numero ma lo prende in base</text:p>
      <text:p text:style-name="P3"><text:tab/>//a quei nanosecondi, crea una sorta di casualita</text:p>
      <text:p text:style-name="P3"><text:tab/>for(int i=0; i&lt;NUMERO; i++) vett[i]=rand(); // genera vettore casuali</text:p>
      <text:p text:style-name="P3"><text:tab/>for(int i=0; i&lt;NUMERO; i++) miofile &lt;&lt; vett[i] &lt;&lt; " "; // lo mette su file</text:p>
      <text:p text:style-name="P3"><text:tab/>for(int i=0; i&lt;NUMERO; i++) cout &lt;&lt; vett[i] &lt;&lt; " "; // lo visualizza</text:p>
      <text:p text:style-name="P3"><text:tab/>miofile.close();</text:p>
      <text:p text:style-name="P3"/>
      <text:p text:style-name="P3"><text:tab/>/*clock_t startTime = clock();</text:p>
      <text:p text:style-name="P3"><text:tab/>inserimentodiretto(vett, NUMERO); // ordina per inserimento diretto</text:p>
      <text:p text:style-name="P3"><text:tab/>cout &lt;&lt; endl &lt;&lt; "ordinato per inserimento diretto in ";</text:p>
      <text:p text:style-name="P3"><text:tab/>cout &lt;&lt; double( clock() - startTime ) / (double)CLOCKS_PER_SEC&lt;&lt; " secondi." &lt;&lt; endl;</text:p>
      <text:p text:style-name="P3"><text:tab/>for(int i=0; i&lt;NUMERO; i++) cout &lt;&lt; vett[i] &lt;&lt; endl; // lo visualizza</text:p>
      <text:p text:style-name="P3"/>
      <text:p text:style-name="P3"><text:tab/>miofile.open("casuali",ios::in);</text:p>
      <text:p text:style-name="P3"><text:tab/>for(int i=0; i&lt;NUMERO; i++) miofile &gt;&gt; vett[i]; // lo ricarica</text:p>
      <text:p text:style-name="P3"><text:tab/>miofile.close();</text:p>
      <text:p text:style-name="P3"><text:tab/>cout &lt;&lt; endl &lt;&lt; "ricaricato" &lt;&lt; endl;</text:p>
      <text:p text:style-name="P3"><text:s text:c="12"/>//for(int i=0; i&lt;NUMERO; i++) cout &lt;&lt; vett[i] &lt;&lt; endl; // lo visualizza</text:p>
      <text:p text:style-name="P3"><text:tab/>startTime = clock();</text:p>
      <text:p text:style-name="P3"><text:soft-page-break/><text:tab/>selezionediretta(vett, NUMERO); // ordina per selezione diretta</text:p>
      <text:p text:style-name="P3"><text:tab/>cout &lt;&lt; endl &lt;&lt; "ordinato per selezione diretta in ";</text:p>
      <text:p text:style-name="P3"><text:tab/>cout &lt;&lt; double( clock() - startTime ) / (double)CLOCKS_PER_SEC&lt;&lt; " secondi." &lt;&lt; endl;</text:p>
      <text:p text:style-name="P3"><text:tab/>for(int i=0; i&lt;NUMERO; i++) cout &lt;&lt; vett[i] &lt;&lt; endl; // lo visualizza</text:p>
      <text:p text:style-name="P3"><text:tab/>miofile.open("casuali",ios::in);</text:p>
      <text:p text:style-name="P3"><text:tab/>for(int i=0; i&lt;NUMERO; i++) miofile &gt;&gt; vett[i]; // lo ricarica</text:p>
      <text:p text:style-name="P3"><text:tab/>miofile.close();*/</text:p>
      <text:p text:style-name="P3"/>
      <text:p text:style-name="P3"><text:tab/>cout &lt;&lt; endl &lt;&lt; "ricaricato" &lt;&lt; endl;</text:p>
      <text:p text:style-name="P3"><text:s text:c="11"/>//<text:tab/>for(int i=0; i&lt;NUMERO; i++) cout &lt;&lt; vett[i] &lt;&lt; endl; // lo visualizza</text:p>
      <text:p text:style-name="P3"><text:tab/>partenza = clock();//prendo i numero di clock</text:p>
      <text:p text:style-name="P3"><text:tab/>inserimentodiretto(vett, NUMERO); // lo ordina con bubble sort</text:p>
      <text:p text:style-name="P3"><text:tab/>cout &lt;&lt; endl &lt;&lt; "ordinato con bubble sort in ";</text:p>
      <text:p text:style-name="P3"><text:tab/>cout &lt;&lt; double( clock() - partenza ) / (double)CLOCKS_PER_SEC &lt;&lt; " secondi." &lt;&lt; endl;</text:p>
      <text:p text:style-name="P3"><text:tab/>//ci dice il numero di secondi dal momento dell accensione del programma</text:p>
      <text:p text:style-name="P3"><text:tab/>for(int i=0; i&lt;NUMERO; i++) cout &lt;&lt; vett[i] &lt;&lt; endl; // lo visualizza</text:p>
      <text:p text:style-name="P3"><text:s text:c="14"/>return 0;</text:p>
      <text:p text:style-name="P3"/>
      <text:p text:style-name="P3">}</text:p>
      <text:p text:style-name="P3"/>
      <text:p text:style-name="P2">ES. VETTORI (vettori2a(con funzioni somma, riempi riga...)</text:p>
      <text:p text:style-name="P3">#include &lt;iostream&gt;</text:p>
      <text:p text:style-name="P3">using namespace std;</text:p>
      <text:p text:style-name="P3"/>
      <text:p text:style-name="P3">int somma(int formale[][4], int righe, int colonne)</text:p>
      <text:p text:style-name="P3">{</text:p>
      <text:p text:style-name="P3"><text:s text:c="2"/>int parziale = 0;</text:p>
      <text:p text:style-name="P3"><text:s text:c="2"/>for (int i = 0; i &lt; righe; ++i)</text:p>
      <text:p text:style-name="P3"><text:tab/>for (int j = 0; j &lt; colonne; ++j)</text:p>
      <text:p text:style-name="P3"><text:tab/><text:tab/>parziale += formale[i][j];</text:p>
      <text:p text:style-name="P3"><text:s text:c="2"/>return parziale;</text:p>
      <text:p text:style-name="P3">}</text:p>
      <text:p text:style-name="P3"/>
      <text:p text:style-name="P3">void RiempiMatrice(int formale[][4], int righe, int colonne)</text:p>
      <text:p text:style-name="P3">{</text:p>
      <text:p text:style-name="P3"><text:s text:c="2"/>for (int i = 0; i &lt; righe; ++i)</text:p>
      <text:p text:style-name="P3"><text:tab/>for (int j = 0; j &lt; colonne; ++j)</text:p>
      <text:p text:style-name="P3"><text:tab/><text:tab/>{ cout &lt;&lt; "Inserisci il dato di riga " &lt;&lt; i &lt;&lt; " e colonna " &lt;&lt; j &lt;&lt; '\n';</text:p>
      <text:p text:style-name="P3"><text:tab/><text:tab/> <text:s/>cin &gt;&gt; formale[i][j];</text:p>
      <text:p text:style-name="P3"><text:tab/><text:tab/>};</text:p>
      <text:p text:style-name="P3">}</text:p>
      <text:p text:style-name="P3"/>
      <text:p text:style-name="P3">void StampaMatrice(int formale[][4], int righe, int colonne)</text:p>
      <text:p text:style-name="P3">{</text:p>
      <text:p text:style-name="P3"><text:s text:c="2"/>for (int i = 0; i &lt; righe; ++i)</text:p>
      <text:p text:style-name="P3"><text:s text:c="4"/>{ cout &lt;&lt; '\n';</text:p>
      <text:p text:style-name="P3"><text:tab/> <text:s/>for (int j = 0; j &lt; colonne; ++j)</text:p>
      <text:p text:style-name="P3"><text:tab/><text:tab/>cout &lt;&lt; formale[i][j] &lt;&lt; ' ';</text:p>
      <text:p text:style-name="P3"><text:tab/>}</text:p>
      <text:p text:style-name="P3">}</text:p>
      <text:p text:style-name="P3"/>
      <text:p text:style-name="P3">int main()</text:p>
      <text:p text:style-name="P3">{</text:p>
      <text:p text:style-name="P3"><text:s/>int attuale[3][4]={{0,2,4,6},{1,3,5,7},{8,9,8,9}};</text:p>
      <text:p text:style-name="P3"><text:s/>StampaMatrice(attuale,3,4);</text:p>
      <text:p text:style-name="P3"><text:s/>cout &lt;&lt; '\n';</text:p>
      <text:p text:style-name="P3"><text:s/>RiempiMatrice(attuale,3,4);</text:p>
      <text:p text:style-name="P3"><text:s/>StampaMatrice(attuale,3,4);</text:p>
      <text:p text:style-name="P3"><text:s/>cout &lt;&lt; '\n';</text:p>
      <text:p text:style-name="P3"><text:s/>return 0;</text:p>
      <text:p text:style-name="P3">}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0M31S</meta:editing-duration>
    <meta:editing-cycles>5</meta:editing-cycles>
    <meta:generator>OpenOffice/4.1.2$Win32 OpenOffice.org_project/412m3$Build-9782</meta:generator>
    <dc:date>2019-05-21T17:28:34</dc:date>
    <dc:creator>andrea langiotti</dc:creator>
    <meta:document-statistic meta:table-count="0" meta:image-count="0" meta:object-count="0" meta:page-count="7" meta:paragraph-count="391" meta:word-count="1879" meta:character-count="11741"/>
    <meta:user-defined meta:name="Info 1"/>
    <meta:user-defined meta:name="Info 2"/>
    <meta:user-defined meta:name="Info 3"/>
    <meta:user-defined meta:name="Info 4"/>
  </office:meta>
</office:document-meta>
</file>